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e4b9" officeooo:paragraph-rsid="001de4b9"/>
    </style:style>
    <style:style style:name="P2" style:family="paragraph" style:parent-style-name="Standard">
      <style:paragraph-properties fo:text-align="center" style:justify-single-word="false"/>
      <style:text-properties officeooo:rsid="001de4b9" officeooo:paragraph-rsid="001de4b9"/>
    </style:style>
    <style:style style:name="P3" style:family="paragraph" style:parent-style-name="Standard">
      <style:text-properties officeooo:rsid="001de4b9" officeooo:paragraph-rsid="001f2709"/>
    </style:style>
    <style:style style:name="P4" style:family="paragraph" style:parent-style-name="Standard">
      <style:text-properties officeooo:rsid="001de4b9" officeooo:paragraph-rsid="00202a92"/>
    </style:style>
    <style:style style:name="P5" style:family="paragraph" style:parent-style-name="Standard">
      <style:text-properties officeooo:rsid="001de4b9" officeooo:paragraph-rsid="002241f9"/>
    </style:style>
    <style:style style:name="P6" style:family="paragraph" style:parent-style-name="Standard">
      <style:text-properties fo:font-style="italic" officeooo:rsid="001de4b9" officeooo:paragraph-rsid="001de4b9" style:font-style-asian="italic" style:font-style-complex="italic"/>
    </style:style>
    <style:style style:name="P7" style:family="paragraph" style:parent-style-name="Standard">
      <style:text-properties officeooo:rsid="001f2709" officeooo:paragraph-rsid="001f2709"/>
    </style:style>
    <style:style style:name="P8" style:family="paragraph" style:parent-style-name="Standard" style:list-style-name="L2">
      <style:text-properties officeooo:rsid="00202a92" officeooo:paragraph-rsid="00202a92"/>
    </style:style>
    <style:style style:name="P9" style:family="paragraph" style:parent-style-name="Standard">
      <style:text-properties officeooo:rsid="00202a92" officeooo:paragraph-rsid="00202a92"/>
    </style:style>
    <style:style style:name="P10" style:family="paragraph" style:parent-style-name="Standard">
      <style:text-properties officeooo:rsid="0020dc78" officeooo:paragraph-rsid="0020dc78"/>
    </style:style>
    <style:style style:name="P11" style:family="paragraph" style:parent-style-name="Standard">
      <style:text-properties officeooo:rsid="002241f9" officeooo:paragraph-rsid="00202a92"/>
    </style:style>
    <style:style style:name="P12" style:family="paragraph" style:parent-style-name="Standard">
      <style:text-properties officeooo:rsid="002241f9" officeooo:paragraph-rsid="002241f9"/>
    </style:style>
    <style:style style:name="P13" style:family="paragraph" style:parent-style-name="Standard">
      <style:text-properties officeooo:rsid="00232c30" officeooo:paragraph-rsid="00232c30"/>
    </style:style>
    <style:style style:name="P14" style:family="paragraph" style:parent-style-name="Standard">
      <style:text-properties officeooo:rsid="00252aa5" officeooo:paragraph-rsid="00252aa5"/>
    </style:style>
    <style:style style:name="P15" style:family="paragraph" style:parent-style-name="Heading_20_3">
      <style:paragraph-properties fo:break-before="page"/>
    </style:style>
    <style:style style:name="T1" style:family="text">
      <style:text-properties officeooo:rsid="001f2709"/>
    </style:style>
    <style:style style:name="T2" style:family="text">
      <style:text-properties officeooo:rsid="00202a92"/>
    </style:style>
    <style:style style:name="T3" style:family="text">
      <style:text-properties fo:font-weight="bold" style:font-weight-asian="bold" style:font-weight-complex="bold"/>
    </style:style>
    <style:style style:name="T4" style:family="text">
      <style:text-properties fo:font-weight="bold" officeooo:rsid="00202a92"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02a92" style:font-style-asian="normal" style:font-style-complex="normal"/>
    </style:style>
    <style:style style:name="T8" style:family="text">
      <style:text-properties officeooo:rsid="0020dc78"/>
    </style:style>
    <style:style style:name="T9" style:family="text">
      <style:text-properties officeooo:rsid="002241f9"/>
    </style:style>
    <style:style style:name="T10" style:family="text">
      <style:text-properties fo:font-weight="normal" style:font-weight-asian="normal" style:font-weight-complex="normal"/>
    </style:style>
    <style:style style:name="T11" style:family="text">
      <style:text-properties fo:font-weight="normal" officeooo:rsid="002241f9" style:font-weight-asian="normal" style:font-weight-complex="normal"/>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T15"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municated <text:span text:style-name="T1">Concreteness</text:span></text:p>
      <text:p text:style-name="P2">by Sven Nilsen, 2021</text:p>
      <text:p text:style-name="P1"/>
      <text:p text:style-name="P6">In this paper I introduce the idea of communicated <text:span text:style-name="T1">concreteness, a principle for communication</text:span>.</text:p>
      <text:p text:style-name="P1"/>
      <text:p text:style-name="P3">Alice wants to communicate a binary relation<text:span text:style-name="T13"><text:reference-ref text:reference-format="text" text:ref-name="binary relation">[1]</text:reference-ref></text:span> efficiently to Bob. <text:span text:style-name="T1">Alice and Bob are allowed to help each other in advance and use whatever sophisticated mathematical languages that might improve communication. They can also make trade-offs and pragmatic choices, or even have biased preferences.</text:span></text:p>
      <text:p text:style-name="P3"/>
      <text:p text:style-name="P4">The problem is that there is no optimal algorithm <text:span text:style-name="T1">for doing such kind of communication. Alice and Bob need a way to think about binary relations that lets them reason about efficient communication without having a complete or optimal theory. They have two choices:</text:span></text:p>
      <text:p text:style-name="P4"/>
      <text:list xml:id="list7386624083550839545" text:style-name="L2">
        <text:list-item>
          <text:p text:style-name="P8">Label data with meta-data about the communicated state<text:tab/>(Communicated Meta-Labeling)</text:p>
        </text:list-item>
        <text:list-item>
          <text:p text:style-name="P8">Modify data with semantics about the communicated state<text:tab/>(Communicated Concreteness)</text:p>
        </text:list-item>
      </text:list>
      <text:p text:style-name="P4"/>
      <text:p text:style-name="P4"><text:span text:style-name="T2">Alice and Bob decide to modify the binary relation being communicated to represent the state of what is needed to communicate. Instead of keeping track of e.g. `f(a, b)` is communicated, they modify `f` into a new version `f’` such that `f’(a, b) = true` means `f’(a, b)` needs to be communicated, while `f’(a, b) = false` means that `f’(a, b)` does not need to be communicated.</text:span></text:p>
      <text:p text:style-name="P5"/>
      <text:p text:style-name="P10">For example, Alice might send Bob a message that the binary relation is reflexive<text:span text:style-name="T13"><text:reference-ref text:reference-format="text" text:ref-name="reflexive relation">[2]</text:reference-ref></text:span>. She updates `f’` such that `f’(a, a) = false` for any `a`, because it is no longer needed to communicate this knowledge to Bob. This action is called <text:span text:style-name="T3">comreflexivity</text:span><text:span text:style-name="T10"> </text:span><text:span text:style-name="T11">and differs from antireflexivity in the truth semantics</text:span>.</text:p>
      <text:p text:style-name="P10"/>
      <text:p text:style-name="P10">Another example: Alice tells Bob that the binary relation is transitive<text:span text:style-name="T13"><text:reference-ref text:reference-format="text" text:ref-name="transitive relation">[3]</text:reference-ref></text:span>, so there is no point to tell Bob anything that can be inferred using the transitive property. Therefore, <text:span text:style-name="T3">comtransitivity</text:span> is a rule:</text:p>
      <text:p text:style-name="P10"/>
      <text:p text:style-name="P10"><text:tab/>f’(a, b) ∧ f’(a, c) <text:s/>=&gt; <text:s/>¬f’(b, c) ∧ ¬f’(c, b)</text:p>
      <text:p text:style-name="P4"/>
      <text:p text:style-name="P12">This rule is proved by contradiction: If `f’(a, b)` and `f’(b, c)`, then transitivity implies `f’(a, c)`. Since `f’(a, c)` needs to be communicated and `f’(a, b)` is true, comtransitivity implies `<text:span text:style-name="T8">¬f’(b, c) ∧ ¬f’(c, b)</text:span>`.</text:p>
      <text:p text:style-name="P4"/>
      <text:p text:style-name="P9">Since there are two possible ways of encoding this state, they are called <text:span text:style-name="T5">The Normal Communicated Concreteness</text:span> and <text:span text:style-name="T5">The Joker Communicated Concreteness</text:span><text:span text:style-name="T6">, based on the ideas introduced in the paper “Catuṣkoṭi Communication”</text:span><text:span text:style-name="T14"><text:reference-ref text:reference-format="text" text:ref-name="catuskoti communication">[4]</text:reference-ref></text:span>.</text:p>
      <text:p text:style-name="P1"/>
      <text:p text:style-name="P1"><text:tab/><text:span text:style-name="T4">The Normal<text:tab/><text:tab/>The Joker<text:tab/><text:tab/>Communicated Concreteness</text:span></text:p>
      <text:p text:style-name="P7"><text:tab/>true<text:tab/><text:tab/><text:tab/><text:span text:style-name="T2">false</text:span><text:tab/><text:tab/><text:tab/>Something that needs to be communicated</text:p>
      <text:p text:style-name="P7"><text:tab/><text:span text:style-name="T2">false<text:tab/><text:tab/><text:tab/>true<text:tab/><text:tab/><text:tab/>Something that does not need to be communicated</text:span></text:p>
      <text:p text:style-name="P7"/>
      <text:p text:style-name="P9">This <text:span text:style-name="T9">name “Communicated Concreteness” comes from the fact that one truth value is biased toward a “concrete” state of communication, while the other truth value is based toward an “abstract” state of communication. The concrete truth value is preserved relative to the original message before starting transmission, while the abstract truth value takes on multiple semantical meanings over time.</text:span></text:p>
      <text:h text:style-name="P15" text:outline-level="3">References:</text:h>
      <text:p text:style-name="P11"/>
      <text:p text:style-name="P13"><text:reference-mark-start text:name="binary relation"/>[1]<text:reference-mark-end text:name="binary relation"/><text:tab/>“Binary relation”</text:p>
      <text:p text:style-name="P13"><text:tab/>Wikipedia</text:p>
      <text:p text:style-name="P13"><text:tab/><text:a xlink:type="simple" xlink:href="https://en.wikipedia.org/wiki/Binary_relation" text:style-name="Internet_20_link" text:visited-style-name="Visited_20_Internet_20_Link"><text:span text:style-name="T12">https://en.wikipedia.org/wiki/Binary_relation</text:span></text:a></text:p>
      <text:p text:style-name="P13"/>
      <text:p text:style-name="P13"><text:reference-mark-start text:name="reflexive relation"/>[2]<text:reference-mark-end text:name="reflexive relation"/><text:tab/>“Reflexive relation”</text:p>
      <text:p text:style-name="P13"><text:tab/>Wikipedia</text:p>
      <text:p text:style-name="P13"><text:tab/><text:a xlink:type="simple" xlink:href="https://en.wikipedia.org/wiki/Reflexive_relation" text:style-name="Internet_20_link" text:visited-style-name="Visited_20_Internet_20_Link"><text:span text:style-name="T12">https://en.wikipedia.org/wiki/Reflexive_relation</text:span></text:a></text:p>
      <text:p text:style-name="P13"/>
      <text:p text:style-name="P13"><text:reference-mark-start text:name="transitive relation"/>[3]<text:reference-mark-end text:name="transitive relation"/><text:tab/>“Transitive relation”</text:p>
      <text:p text:style-name="P13"><text:tab/>Wikipedia</text:p>
      <text:p text:style-name="P13"><text:tab/><text:a xlink:type="simple" xlink:href="https://en.wikipedia.org/wiki/Transitive_relation" text:style-name="Internet_20_link" text:visited-style-name="Visited_20_Internet_20_Link"><text:span text:style-name="T12">https://en.wikipedia.org/wiki/Transitive_relation</text:span></text:a></text:p>
      <text:p text:style-name="P13"/>
      <text:p text:style-name="P14"><text:reference-mark-start text:name="catuskoti communication"/>[4]<text:reference-mark-end text:name="catuskoti communication"/><text:tab/>“<text:span text:style-name="T7">Catuṣkoṭi Communication”</text:span></text:p>
      <text:p text:style-name="P14"><text:span text:style-name="T7"><text:tab/></text:span><text:span text:style-name="T6">Daniel Fischer, Sven Nilsen, 2021</text:span></text:p>
      <text:p text:style-name="P14"><text:tab/><text:a xlink:type="simple" xlink:href="https://github.com/advancedresearch/path_semantics/blob/master/papers-wip/catuskoti-communication.pdf" text:style-name="Internet_20_link" text:visited-style-name="Visited_20_Internet_20_Link"><text:span text:style-name="T15">https://github.com/advancedresearch/path_semantics/blob/master/papers-wip/catuskoti-communication.pdf</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14:09:52.890058000</meta:creation-date>
    <dc:date>2021-06-22T16:19:14.895771000</dc:date>
    <meta:editing-duration>PT5M44S</meta:editing-duration>
    <meta:editing-cycles>1</meta:editing-cycles>
    <meta:document-statistic meta:table-count="0" meta:image-count="0" meta:object-count="0" meta:page-count="2" meta:paragraph-count="30" meta:word-count="468" meta:character-count="3237" meta:non-whitespace-character-count="2777"/>
    <meta:generator>LibreOffice/5.1.2.2$MacOSX_X86_64 LibreOffice_project/d3bf12ecb743fc0d20e0be0c58ca359301eb705f</meta:generator>
  </office:meta>
</office:document-meta>
</file>